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1042b5" officeooo:paragraph-rsid="00177654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726b1" officeooo:paragraph-rsid="00177654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2pt" officeooo:rsid="00182d1d" officeooo:paragraph-rsid="00182d1d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82d1d" officeooo:paragraph-rsid="0027a43a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82d1d" officeooo:paragraph-rsid="0029f22f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e2536" officeooo:paragraph-rsid="001e2536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f2108" officeooo:paragraph-rsid="001f2108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f2108" officeooo:paragraph-rsid="0020ce7f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82d1d" officeooo:paragraph-rsid="00182d1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182d1d" officeooo:paragraph-rsid="0029f22f" style:font-size-asian="12pt" style:font-weight-asian="bold" style:font-size-complex="12pt" style:font-weight-complex="bold"/>
    </style:style>
    <style:style style:name="T1" style:family="text">
      <style:text-properties officeooo:rsid="00177654"/>
    </style:style>
    <style:style style:name="T2" style:family="text">
      <style:text-properties officeooo:rsid="00199bd4"/>
    </style:style>
    <style:style style:name="T3" style:family="text">
      <style:text-properties officeooo:rsid="001e2536"/>
    </style:style>
    <style:style style:name="T4" style:family="text">
      <style:text-properties officeooo:rsid="001f2108"/>
    </style:style>
    <style:style style:name="T5" style:family="text">
      <style:text-properties officeooo:rsid="0020ce7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99bd4" style:font-weight-asian="bold" style:font-weight-complex="bold"/>
    </style:style>
    <style:style style:name="T8" style:family="text">
      <style:text-properties fo:text-shadow="none"/>
    </style:style>
    <style:style style:name="T9" style:family="text">
      <style:text-properties fo:text-shadow="none"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49f5c" style:font-weight-asian="normal" style:font-weight-complex="normal"/>
    </style:style>
    <style:style style:name="T12" style:family="text">
      <style:text-properties fo:font-weight="normal" officeooo:rsid="0027a43a" style:font-weight-asian="normal" style:font-weight-complex="normal"/>
    </style:style>
    <style:style style:name="T13" style:family="text">
      <style:text-properties fo:font-weight="normal" officeooo:rsid="002be43b" style:font-weight-asian="normal" style:font-weight-complex="normal"/>
    </style:style>
    <style:style style:name="T14" style:family="text">
      <style:text-properties fo:font-weight="normal" officeooo:rsid="002cc7bc" style:font-weight-asian="normal" style:font-weight-complex="normal"/>
    </style:style>
    <style:style style:name="T15" style:family="text">
      <style:text-properties officeooo:rsid="0022fe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latório do Sistema Inteligente do <text:span text:style-name="T1">Ligue 4</text:span></text:p>
      <text:p text:style-name="P2"/>
      <text:p text:style-name="P1">Dupla: Gustavo Roesler Brillinger &amp; Osvaldo Miguel Junior</text:p>
      <text:p text:style-name="P1"/>
      <text:p text:style-name="P1"/>
      <text:p text:style-name="P5"><text:span text:style-name="T6">Heur</text:span><text:span text:style-name="T7">í</text:span><text:span text:style-name="T6">stica</text:span><text:span text:style-name="T9">:</text:span> <text:span text:style-name="T3">vai ser criado uma função que vai percorrer todo o tabuleiro e apartir de cada peça vai calcular as possíveis sequências de 4, exemplo:</text:span></text:p>
      <text:p text:style-name="P3"/>
      <text:p text:style-name="P6"><text:tab/>considere:</text:p>
      <text:p text:style-name="P6"><text:tab/>um tabuleiro vazio, com uma peça na posição<text:span text:style-name="T4">(6,4)</text:span></text:p>
      <text:p text:style-name="P6"><text:tab/>O = peça no tabuleiro</text:p>
      <text:p text:style-name="P6"><text:tab/>X = espaços em branco que podem ser usados para criar sequencia de 4</text:p>
      <text:p text:style-name="P7"/>
      <text:p text:style-name="P7"><text:tab/>as seguintes sequencias são possíveis na horizontal:</text:p>
      <text:p text:style-name="P7"><text:tab/>XXXO</text:p>
      <text:p text:style-name="P7"><text:tab/>XXOX</text:p>
      <text:p text:style-name="P7"><text:tab/>XOXX</text:p>
      <text:p text:style-name="P7"><text:tab/>OXXX</text:p>
      <text:p text:style-name="P7"/>
      <text:p text:style-name="P8"><text:tab/><text:span text:style-name="T15">Se</text:span>quências com + peças no tabuleiro tem valor maior, <text:span text:style-name="T5">considerando o exemplo a cima com <text:tab/>mais uma peça na posição(6,5)</text:span></text:p>
      <text:p text:style-name="P8"/>
      <text:p text:style-name="P8"><text:tab/>as seguintes sequencias são possíveis na horizontal:</text:p>
      <text:p text:style-name="P8"><text:tab/>XXXO <text:s/><text:span text:style-name="T5">+</text:span>5 pontos</text:p>
      <text:p text:style-name="P8"><text:tab/>XXOO <text:s/><text:span text:style-name="T5">+</text:span>20 <text:span text:style-name="T5">pontos</text:span></text:p>
      <text:p text:style-name="P8"><text:tab/>XO<text:span text:style-name="T5">O</text:span>X <text:s/><text:span text:style-name="T5">+20 pontos</text:span></text:p>
      <text:p text:style-name="P8"><text:tab/>O<text:span text:style-name="T5">O</text:span>XX <text:s/><text:span text:style-name="T5">+20 pontos</text:span></text:p>
      <text:p text:style-name="P7"/>
      <text:p text:style-name="P7"><text:tab/>Cada uma dessas sequências vai ter um valor positivo se for uma sequencia da IA e negativo se for do humano, sendo o somatório de todas as possíveis sequências o custo do respectivo estado do tabuleiro, <text:span text:style-name="T5">tabela de pontuação:</text:span></text:p>
      <text:p text:style-name="P8"><text:tab/>1 peça: 5 pontos.</text:p>
      <text:p text:style-name="P8"><text:tab/>2 peças: 20 pontos.</text:p>
      <text:p text:style-name="P8"><text:tab/>3 peças: 50 pontos.</text:p>
      <text:p text:style-name="P8"><text:tab/>4 peças: o custo do estado se torna 10 000.</text:p>
      <text:p text:style-name="P6"/>
      <text:p text:style-name="P3"/>
      <text:p text:style-name="P10"><text:span text:style-name="T8">Utilidade</text:span>:<text:span text:style-name="T10"> </text:span><text:span text:style-name="T14">Utilizar a quantidade de espaços em branco do nodo, gerando utilidade alta quando espaços em branco alto no caso de vitoria, utiliza-se dessa utilidade para o algoritmo dar preferencia a vitorias no começo do jogo.</text:span></text:p>
      <text:p text:style-name="P9"><text:span text:style-name="T10"/></text:p>
      <text:p text:style-name="P4"><text:span text:style-name="T6">Nodo Folha:</text:span><text:span text:style-name="T10"> </text:span><text:span text:style-name="T12">A função de </text:span><text:span text:style-name="T13">heurística</text:span><text:span text:style-name="T12"> tambem vai verificar se um nodo é nodo folha. </text:span><text:span text:style-name="T11">Cada nodo folha retorna 10 000 por nodo folha ou seja, se apartir de uma jogada gerarem 2 nodos folhas o retorno sera 20 00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5M15S</meta:editing-duration>
    <meta:editing-cycles>18</meta:editing-cycles>
    <meta:generator>LibreOffice/5.0.2.2$Windows_x86 LibreOffice_project/37b43f919e4de5eeaca9b9755ed688758a8251fe</meta:generator>
    <dc:date>2016-04-22T23:28:03.934000000</dc:date>
    <meta:document-statistic meta:table-count="0" meta:image-count="0" meta:object-count="0" meta:page-count="1" meta:paragraph-count="25" meta:word-count="255" meta:character-count="1466" meta:non-whitespace-character-count="1211"/>
    <meta:user-defined meta:name="Info 1"/>
    <meta:user-defined meta:name="Info 2"/>
    <meta:user-defined meta:name="Info 3"/>
    <meta:user-defined meta:name="Info 4"/>
  </office:meta>
</office:document-meta>
</file>